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501cm"/>
          <style:tab-stop style:position="8.502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3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padding="0.074cm" fo:border-left="none" fo:border-right="none" fo:border-top="none" fo:border-bottom="0.035cm solid #000000" style:join-border="false">
        <style:tab-stops>
          <style:tab-stop style:position="3cm"/>
        </style:tab-stops>
      </style:paragraph-properties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Heading_20_1">
      <style:paragraph-properties>
        <style:tab-stops/>
      </style:paragraph-properties>
      <style:text-properties fo:font-size="16pt" style:font-size-asian="16pt" style:font-size-complex="16pt"/>
    </style:style>
    <style:style style:name="P17" style:family="paragraph" style:parent-style-name="Standard" style:master-page-name="Standard">
      <style:paragraph-properties style:page-number="auto">
        <style:tab-stops>
          <style:tab-stop style:position="3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paragraph-properties>
        <style:tab-stops>
          <style:tab-stop style:position="2.499cm"/>
          <style:tab-stop style:position="4.001cm"/>
          <style:tab-stop style:position="7.001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paragraph-properties>
        <style:tab-stops>
          <style:tab-stop style:position="0.501cm"/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3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L4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4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4">
      <style:paragraph-properties>
        <style:tab-stops>
          <style:tab-stop style:position="3.006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1">
      <style:text-properties style:font-name="Arial" fo:font-size="10pt" style:font-size-asian="10pt" style:font-size-complex="10pt"/>
    </style:style>
    <style:style style:name="P26" style:family="paragraph" style:parent-style-name="Standard" style:list-style-name="L2">
      <style:paragraph-properties>
        <style:tab-stops>
          <style:tab-stop style:position="2.499cm"/>
          <style:tab-stop style:position="4.001cm"/>
          <style:tab-stop style:position="7.001cm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 style:list-style-name="L3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 style:list-style-name="L4">
      <style:paragraph-properties>
        <style:tab-stops>
          <style:tab-stop style:position="3.006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2">
      <style:paragraph-properties>
        <style:tab-stops>
          <style:tab-stop style:position="2.499cm"/>
          <style:tab-stop style:position="4.001cm"/>
          <style:tab-stop style:position="7.001cm"/>
        </style:tab-stops>
      </style:paragraph-properties>
      <style:text-properties fo:font-size="10pt" style:font-size-asian="10pt" style:font-size-complex="10pt"/>
    </style:style>
    <style:style style:name="P30" style:family="paragraph" style:parent-style-name="Standard" style:list-style-name="L3">
      <style:paragraph-properties>
        <style:tab-stops>
          <style:tab-stop style:position="0.501cm"/>
          <style:tab-stop style:position="2.561cm"/>
          <style:tab-stop style:position="3.048cm"/>
          <style:tab-stop style:position="3.471cm"/>
          <style:tab-stop style:position="7.502cm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Standard" style:list-style-name="L4">
      <style:paragraph-properties>
        <style:tab-stops>
          <style:tab-stop style:position="0.501cm"/>
          <style:tab-stop style:position="2.646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4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4">
      <style:paragraph-properties>
        <style:tab-stops>
          <style:tab-stop style:position="3.00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L4">
      <style:paragraph-properties fo:padding="0.074cm" fo:border-left="none" fo:border-right="none" fo:border-top="none" fo:border-bottom="0.002cm solid #000000" style:join-border="false">
        <style:tab-stops>
          <style:tab-stop style:position="0.501cm"/>
          <style:tab-stop style:position="8.502cm"/>
        </style:tab-stops>
      </style:paragraph-properties>
      <style:text-properties style:font-name="Arial" fo:font-size="10pt" style:font-size-asian="10pt" style:font-size-complex="10pt"/>
    </style:style>
    <style:style style:name="P3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idgenössische Invalidenversicherung </text:p>
      <text:p text:style-name="P10"/>
      <text:p text:style-name="P10">[Adressat.Anschrift]</text:p>
      <text:p text:style-name="P10"/>
      <text:section text:style-name="Sect1" text:name="Bereich2">
        <text:p text:style-name="P11"><text:span text:style-name="T1">Versicherte Person: </text:span><text:span text:style-name="T2">[Patient:mw:Herr/Frau] [Patient.Vorname] [Patient.Name</text:span><text:span text:style-name="T3">] ([Patient.Geschlecht]), </text:span><text:span text:style-name="T4">[Patient.Strasse], [Patient.Ort], [Patient.Geburtsdatum]</text:span></text:p>
      </text:section>
      <text:p text:style-name="P12">AHV Nummer: [Patient.AHV]</text:p>
      <text:section text:style-name="Sect1" text:name="Bereich1">
        <text:p text:style-name="P13"/>
        <text:p text:style-name="P2"/>
        <text:h text:style-name="P16" text:outline-level="1">Beiblatt zu Verlaufsbericht</text:h>
        <text:p text:style-name="P1"/>
        <text:p text:style-name="P3">Für die Beurteilung der Eingliederungsfähigkeit und des Rentenanspruches bitten wir Sie um Stellungnahme:</text:p>
        <text:p text:style-name="P14"/>
        <text:p text:style-name="P4"/>
        <text:p text:style-name="P4">A. Fragen zur bisherigen Tätigkeit</text:p>
        <text:p text:style-name="P4"/>
        <text:list xml:id="list9184100312432225617" text:style-name="L1">
          <text:list-item>
            <text:p text:style-name="P18">Wie wirkt sich die gesundheitliche Störung bei der bisherigen Tätigkeit aus?</text:p>
            <text:p text:style-name="P25"><text:bookmark-start text:name="Text4"/><text:text-input text:description="Text4">          </text:text-input><text:bookmark-end text:name="Text4"/></text:p>
          </text:list-item>
        </text:list>
        <text:p text:style-name="P7"/>
        <text:p text:style-name="P7"/>
        <text:list xml:id="list8541243686111748924" text:style-name="L2">
          <text:list-item>
            <text:p text:style-name="P19">Ist die bisherige Tätigkeit noch zumutbar?</text:p>
            <text:p text:style-name="P29"><text:span text:style-name="T1">Ja </text:span><text:span text:style-name="T1"><draw:control text:anchor-type="as-char" draw:z-index="0" draw:style-name="gr1" draw:text-style-name="P35" svg:width="0.445cm" svg:height="0.297cm" draw:control="control1"/></text:span><text:span text:style-name="T1"><text:tab/>Nein </text:span><text:span text:style-name="T1"><draw:control text:anchor-type="as-char" draw:z-index="1" draw:style-name="gr1" draw:text-style-name="P35" svg:width="0.445cm" svg:height="0.297cm" draw:control="control2"/></text:span></text:p>
            <text:p text:style-name="P26"/>
            <text:p text:style-name="P19">Wenn Ja, in welchem zeitlichen Rahmen (Stunden pro Tag)?</text:p>
            <text:p text:style-name="P26"><text:bookmark-start text:name="Text24"/><text:text-input text:description="Text24">          </text:text-input><text:bookmark-end text:name="Text24"/></text:p>
          </text:list-item>
        </text:list>
        <text:p text:style-name="P7"/>
        <text:p text:style-name="P7"/>
        <text:list xml:id="list713576724409452743" text:style-name="L3">
          <text:list-item>
            <text:p text:style-name="P20">Besteht dabei eine verminderte Leistungsfähigkeit?</text:p>
            <text:p text:style-name="P30"><text:span text:style-name="T1">Ja </text:span><text:span text:style-name="T1"><draw:control text:anchor-type="as-char" draw:z-index="2" draw:style-name="gr1" draw:text-style-name="P35" svg:width="0.445cm" svg:height="0.297cm" draw:control="control3"/></text:span><text:span text:style-name="T1"><text:tab/>Nein </text:span><text:span text:style-name="T1"><draw:control text:anchor-type="as-char" draw:z-index="3" draw:style-name="gr1" draw:text-style-name="P35" svg:width="0.445cm" svg:height="0.297cm" draw:control="control4"/></text:span></text:p>
            <text:p text:style-name="P27"/>
            <text:p text:style-name="P21">Wenn ja in welchem Ausmass?</text:p>
            <text:p text:style-name="P27"><text:text-input text:description="Text24">          </text:text-input></text:p>
          </text:list-item>
        </text:list>
        <text:p text:style-name="P15"/>
        <text:p text:style-name="P8"/>
        <text:p text:style-name="P8"/>
        <text:p text:style-name="P6">B. Fragen zur möglichen Wiedereingliederung</text:p>
        <text:list xml:id="list3944858584579115806" text:style-name="L4">
          <text:list-header>
            <text:p text:style-name="P22"/>
            <text:list>
              <text:list-item>
                <text:p text:style-name="P22">Kann die Arbeitsfähigkeit am bisherigen Arbeitsplatz bzw. im bisherigen Tätigkeitsbereich verbessert werden?</text:p>
              </text:list-item>
            </text:list>
            <text:p text:style-name="P31"><text:span text:style-name="T1">Ja </text:span><text:span text:style-name="T1"><draw:control text:anchor-type="as-char" draw:z-index="4" draw:style-name="gr1" draw:text-style-name="P35" svg:width="0.445cm" svg:height="0.297cm" draw:control="control5"/></text:span><text:span text:style-name="T1"><text:tab/>Nein </text:span><text:span text:style-name="T1"><draw:control text:anchor-type="as-char" draw:z-index="5" draw:style-name="gr1" draw:text-style-name="P35" svg:width="0.445cm" svg:height="0.297cm" draw:control="control6"/></text:span></text:p>
            <text:p text:style-name="P22"/>
            <text:list>
              <text:list-item>
                <text:p text:style-name="P22">Wenn ja, mit welchen zumutbaren Massnahmen (z.B. medizinische Massnahmen, Hilfsmittel, Umgestaltung des Arbeitsplatzes, etc.)?</text:p>
                <text:p text:style-name="P22"><text:text-input text:description="Text5">          </text:text-input></text:p>
              </text:list-item>
            </text:list>
            <text:p text:style-name="P22"/>
            <text:p text:style-name="P22"/>
            <text:list>
              <text:list-item>
                <text:p text:style-name="P22">Wie wirken sich diese Massnahmen auf die Arbeitsfähigkeit aus ?</text:p>
                <text:p text:style-name="P22"><text:bookmark-start text:name="Text6"/><text:text-input text:description="Text6">          </text:text-input><text:bookmark-end text:name="Text6"/></text:p>
                <text:p text:style-name="P23"/>
                <text:p text:style-name="P23"/>
              </text:list-item>
              <text:list-item>
                <text:p text:style-name="P23">Sind der versicherten Person andere Tätigkeiten zumutbar?</text:p>
                <text:p text:style-name="P32"><text:span text:style-name="T1">J</text:span><text:span text:style-name="T1">a </text:span><text:span text:style-name="T1"><draw:control text:anchor-type="as-char" draw:z-index="6" draw:style-name="gr1" draw:text-style-name="P35" svg:width="0.445cm" svg:height="0.297cm" draw:control="control7"/></text:span><text:span text:style-name="T1"><text:tab/>Nein </text:span><text:span text:style-name="T1"><draw:control text:anchor-type="as-char" draw:z-index="7" draw:style-name="gr1" draw:text-style-name="P35" svg:width="0.445cm" svg:height="0.297cm" draw:control="control8"/></text:span></text:p>
                <text:p text:style-name="P23"/>
                <text:p text:style-name="P23"/>
              </text:list-item>
              <text:list-item>
                <text:p text:style-name="P23">Wenn ja, welcher Art könnten diese Tätigkeiten sein?</text:p>
                <text:p text:style-name="P22"><text:text-input text:description="Text">       </text:text-input></text:p>
                <text:p text:style-name="P22"/>
                <text:p text:style-name="P22">Was wäre dabei besonders zu beachten?</text:p>
                <text:p text:style-name="P22"><text:bookmark-start text:name="Text7"/><text:text-input text:description="Text7">          </text:text-input><text:bookmark-end text:name="Text7"/></text:p>
              </text:list-item>
            </text:list>
            <text:p text:style-name="P22"/>
            <text:p text:style-name="P22"/>
            <text:list>
              <text:list-item>
                <text:p text:style-name="P23">Besteht in diesem zeitlichen Rahmen eine verminderte Leistungsfähigkeit?</text:p>
                <text:p text:style-name="P33"><text:soft-page-break/><text:span text:style-name="T1">Ja </text:span><text:span text:style-name="T1"><draw:control text:anchor-type="as-char" draw:z-index="8" draw:style-name="gr1" draw:text-style-name="P35" svg:width="0.445cm" svg:height="0.297cm" draw:control="control9"/></text:span><text:span text:style-name="T1"><text:tab/>Nein </text:span><text:bookmark text:name="Text8"/><text:span text:style-name="T1"><draw:control text:anchor-type="as-char" draw:z-index="9" draw:style-name="gr1" draw:text-style-name="P35" svg:width="0.445cm" svg:height="0.297cm" draw:control="control10"/></text:span></text:p>
                <text:p text:style-name="P28"/>
              </text:list-item>
              <text:list-item>
                <text:p text:style-name="P24">Wenn keine anderen Tätigkeit mehr zumutbar sind, wie lässt sich dies begründen?</text:p>
                <text:p text:style-name="P23"><text:bookmark-start text:name="Text9"/><text:text-input text:description="Text9">          </text:text-input><text:bookmark-end text:name="Text9"/></text:p>
              </text:list-item>
            </text:list>
            <text:p text:style-name="P34"/>
          </text:list-header>
        </text:list>
        <text:p text:style-name="P9"/>
        <text:p text:style-name="P4">C. Vorschläge, weitere Fragen</text:p>
        <text:p text:style-name="P4"/>
        <text:p text:style-name="P5"><text:text-input text:description="Text">       </text:text-inpu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andard_20__28_Web_29_" style:display-name="Standard (Web)" style:family="paragraph" style:parent-style-name="Standard">
      <style:paragraph-properties fo:margin-top="0.176cm" fo:margin-bottom="0.21cm"/>
      <style:text-properties fo:font-size="12pt" fo:language="de" fo:country="CH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Absatz-Standardschriftart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503cm" text:min-label-width="0.635cm"/>
      </text:list-level-style-number>
      <text:list-level-style-number text:level="3" style:num-suffix="." style:num-format="1" text:display-levels="3">
        <style:list-level-properties text:space-before="1.005cm" text:min-label-width="1.27cm"/>
      </text:list-level-style-number>
      <text:list-level-style-number text:level="4" style:num-suffix="." style:num-format="1" text:display-levels="4">
        <style:list-level-properties text:space-before="1.508cm" text:min-label-width="1.27cm"/>
      </text:list-level-style-number>
      <text:list-level-style-number text:level="5" style:num-suffix="." style:num-format="1" text:display-levels="5">
        <style:list-level-properties text:space-before="2.011cm" text:min-label-width="1.905cm"/>
      </text:list-level-style-number>
      <text:list-level-style-number text:level="6" style:num-suffix="." style:num-format="1" text:display-levels="6">
        <style:list-level-properties text:space-before="2.514cm" text:min-label-width="1.905cm"/>
      </text:list-level-style-number>
      <text:list-level-style-number text:level="7" style:num-suffix="." style:num-format="1" text:display-levels="7">
        <style:list-level-properties text:space-before="3.016cm" text:min-label-width="1.905cm"/>
      </text:list-level-style-number>
      <text:list-level-style-number text:level="8" style:num-suffix="." style:num-format="1" text:display-levels="8">
        <style:list-level-properties text:space-before="3.519cm" text:min-label-width="2.54cm"/>
      </text:list-level-style-number>
      <text:list-level-style-number text:level="9" style:num-suffix="." style:num-format="1" text:display-levels="9">
        <style:list-level-properties text:space-before="4.022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46cm" fo:margin-bottom="2cm" fo:margin-left="1.561cm" fo:margin-right="0.573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6-12-07T08:42:03.79</meta:creation-date>
    <dc:language>de-DE</dc:language>
    <meta:editing-cycles>10</meta:editing-cycles>
    <meta:editing-duration>PT4H20M41S</meta:editing-duration>
    <dc:date>2020-10-13T13:57:55.15</dc:date>
    <meta:printed-by>Leon Mosimann</meta:printed-by>
    <meta:print-date>2020-08-27T13:35:17.74</meta:print-date>
    <dc:creator>Leon Mosimann</dc:creator>
    <meta:document-statistic meta:table-count="0" meta:image-count="0" meta:object-count="0" meta:page-count="2" meta:paragraph-count="36" meta:word-count="196" meta:character-count="1491"/>
    <meta:user-defined meta:name="Info 1"/>
    <meta:user-defined meta:name="Info 2"/>
    <meta:user-defined meta:name="Info 3"/>
    <meta:user-defined meta:name="Info 4"/>
  </office:meta>
</office:document-meta>
</file>